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paragraph-rsid="0011bad9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text-properties fo:font-size="13pt" fo:background-color="#ffff00" style:font-size-asian="13pt" style:font-size-complex="13pt"/>
    </style:style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2">
      <style:paragraph-properties fo:margin-top="0cm" fo:margin-bottom="0cm" style:contextual-spacing="false"/>
    </style:style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>
      <style:text-properties officeooo:rsid="0025cff2" officeooo:paragraph-rsid="0025cff2"/>
    </style:style>
    <style:style style:name="T1" style:family="text">
      <style:text-properties style:font-name="Liberation Mono"/>
    </style:style>
    <style:style style:name="T2" style:family="text">
      <style:text-properties fo:font-weight="bold"/>
    </style:style>
    <style:style style:name="T3" style:family="text">
      <style:text-properties style:font-name="Liberation Mono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presentação do Projeto Visão Geral Sistema de Gerenciamento de Usuários com Web API + Interface Web</text:h>
      <text:list text:style-name="L1">
        <text:list-item>
          <text:p text:style-name="P1">Estrutura do Projeto </text:p>
        </text:list-item>
        <text:list-item>
          <text:p text:style-name="P1">exemplo-webapiv2/ </text:p>
        </text:list-item>
        <text:list-item>
          <text:p text:style-name="P1">├── src/main/ </text:p>
        </text:list-item>
        <text:list-item>
          <text:p text:style-name="P1">│ <text:s text:c="8"/>├── java/br/edu/utfpr/td/tsi/exemplo/webpi/ <text:s text:c="2"/>← Backend (Java) </text:p>
        </text:list-item>
        <text:list-item>
          <text:p text:style-name="P1">│ <text:s text:c="8"/>│ <text:s text:c="2"/>├── Main.java </text:p>
        </text:list-item>
        <text:list-item>
          <text:p text:style-name="P1">│ <text:s text:c="8"/>│ <text:s text:c="2"/>├── JerseyConfiguration.java </text:p>
        </text:list-item>
        <text:list-item>
          <text:p text:style-name="P1">│ <text:s text:c="8"/>│ <text:s text:c="2"/>├── endpoint/ </text:p>
        </text:list-item>
        <text:list-item>
          <text:p text:style-name="P1">│ <text:s text:c="8"/>│ <text:s text:c="2"/>│ <text:s text:c="2"/>└── UserEndpoint.java </text:p>
        </text:list-item>
        <text:list-item>
          <text:p text:style-name="P1">│ <text:s text:c="8"/>│ <text:s text:c="2"/>└── modelo/ </text:p>
        </text:list-item>
        <text:list-item>
          <text:p text:style-name="P1">│ <text:s text:c="8"/>│ <text:s text:c="9"/>└── User.java </text:p>
        </text:list-item>
        <text:list-item>
          <text:p text:style-name="P1">│ <text:s text:c="8"/>└── resources/ </text:p>
        </text:list-item>
        <text:list-item>
          <text:p text:style-name="P1">│ <text:s text:c="15"/>└── static/ <text:s text:c="47"/>← Frontend (HTML/JS) </text:p>
        </text:list-item>
        <text:list-item>
          <text:p text:style-name="P1">│ <text:s text:c="22"/>├── index.html <text:s text:c="2"/>(Página principal) </text:p>
        </text:list-item>
        <text:list-item>
          <text:p text:style-name="P1">│ <text:s text:c="22"/>├── cadastro.html </text:p>
        </text:list-item>
        <text:list-item>
          <text:p text:style-name="P1">│ <text:s text:c="10"/><text:tab/> <text:s/>└── listagem.html </text:p>
        </text:list-item>
        <text:list-item>
          <text:p text:style-name="P1">│ </text:p>
        </text:list-item>
        <text:list-item>
          <text:p text:style-name="P1">└── pom.xml</text:p>
        </text:list-item>
      </text:list>
      <text:p text:style-name="Horizontal_20_Line"/>
      <text:list text:style-name="L2">
        <text:list-item>
          <text:p text:style-name="P2">Tecnologias Componente Servidor Framework Web API Frontend</text:p>
        </text:list-item>
      </text:list>
      <text:p text:style-name="Horizontal_20_Line"/>
      <text:h text:style-name="Heading_20_2" text:outline-level="2">3. Backend - Classes Java</text:h>
      <text:h text:style-name="Heading_20_3" text:outline-level="3"><text:span text:style-name="T1">User.java</text:span> (Modelo)</text:h>
      <text:list text:style-name="L3">
        <text:list-item>
          <text:p text:style-name="P3">Representa o usuário com os campos: <text:span text:style-name="T2">nome</text:span>, <text:span text:style-name="T2">email</text:span>, <text:span text:style-name="T2">idade</text:span></text:p>
        </text:list-item>
        <text:list-item>
          <text:p text:style-name="P3">Simples POJO com getters e setters</text:p>
        </text:list-item>
      </text:list>
      <text:h text:style-name="Heading_20_3" text:outline-level="3" text:is-list-header="true"><text:span text:style-name="T1">UserEndpoint.java</text:span> (API)</text:h>
      <text:list text:style-name="L4">
        <text:list-item>
          <text:p text:style-name="P4"><text:span text:style-name="T3">POST /usuarios</text:span> → Cadastra novo usuário</text:p>
        </text:list-item>
        <text:list-item>
          <text:p text:style-name="P4"><text:span text:style-name="T3">GET /usuarios</text:span> → Lista todos os usuários</text:p>
        </text:list-item>
        <text:list-item>
          <text:p text:style-name="P4">Armazenamento em <text:span text:style-name="T2">memória</text:span> (Lista estática)</text:p>
        </text:list-item>
      </text:list>
      <text:h text:style-name="Heading_20_3" text:outline-level="3" text:is-list-header="true"><text:soft-page-break/><text:span text:style-name="T1">JerseyConfiguration.java</text:span></text:h>
      <text:list text:style-name="L5">
        <text:list-item>
          <text:p text:style-name="P5">Configura o caminho base: <text:span text:style-name="T1">/exemplo-webapi</text:span></text:p>
        </text:list-item>
        <text:list-item>
          <text:p text:style-name="P5">Registra os endpoints e filtro CORS</text:p>
        </text:list-item>
      </text:list>
      <text:p text:style-name="Horizontal_20_Line"/>
      <text:list text:style-name="L6">
        <text:list-item>
          <text:p text:style-name="P6">Fluxo de Requisição Navegador (HTML/JS) ↓ fetch() Web API (/exemplo-webapi/usuarios) ↓ UserEndpoint.java ↓ Lista</text:p>
        </text:list-item>
      </text:list>
      <text:p text:style-name="Text_20_body"/>
      <text:p text:style-name="P7">Apresentação do Projeto: Sistema de Gerenciamento de Usuários</text:p>
      <text:list text:style-name="L7">
        <text:list-item>
          <text:p text:style-name="P8">O que é o projeto? É uma aplicação web completa para gerenciar dados de usuários, composta por:</text:p>
        </text:list-item>
      </text:list>
      <text:list text:style-name="L8">
        <text:list-item>
          <text:p text:style-name="P9">Uma Web API para/backend que processa dados</text:p>
        </text:list-item>
        <text:list-item>
          <text:p text:style-name="P9">Uma interface web (HTML/JavaScript) para o usuário interagir</text:p>
        </text:list-item>
      </text:list>
      <text:p text:style-name="Horizontal_20_Line"/>
      <text:list text:style-name="L9">
        <text:list-item>
          <text:p text:style-name="P10">Tecnologias utilizadas Camada<text:tab/>Tecnologia Servidor<text:tab/>Spring Boot com Tomcat embarcado API REST<text:tab/>JAX-RS (padrão Jakarta EE) Frontend<text:tab/>HTML5 e JavaScript puro (sem frameworks) Não foi utilizado banco de dados - os dados são armazenados em memória (lista Java).</text:p>
        </text:list-item>
      </text:list>
      <text:p text:style-name="Horizontal_20_Line"/>
      <text:list text:style-name="L10">
        <text:list-item>
          <text:p text:style-name="P11">Como funciona? Fluxo básico:</text:p>
        </text:list-item>
        <text:list-item>
          <text:p text:style-name="P11">O usuário acessa a página web pelo navegador</text:p>
        </text:list-item>
        <text:list-item>
          <text:p text:style-name="P11">A página envia uma requisição para a API</text:p>
        </text:list-item>
        <text:list-item>
          <text:p text:style-name="P11">A API processa e retorna uma resposta</text:p>
        </text:list-item>
        <text:list-item>
          <text:p text:style-name="P11">A página exibe o resultado</text:p>
        </text:list-item>
      </text:list>
      <text:p text:style-name="Horizontal_20_Line"/>
      <text:list text:style-name="L11">
        <text:list-item>
          <text:p text:style-name="P12">Estrutura de arquivos Backend (Java):</text:p>
        </text:list-item>
      </text:list>
      <text:list text:style-name="L12">
        <text:list-item>
          <text:p text:style-name="P13">User.java - Modelo com campos: nome, e-mail, idade</text:p>
        </text:list-item>
        <text:list-item>
          <text:p text:style-name="P14">UserEndpoint.java - Controlador com 2 endpoints:</text:p>
          <text:list>
            <text:list-item>
              <text:p text:style-name="P13">POST /usuarios - Cadastra usuário</text:p>
            </text:list-item>
            <text:list-item>
              <text:p text:style-name="P13">GET /usuarios - Lista usuários Frontend (HTML):</text:p>
            </text:list-item>
          </text:list>
        </text:list-item>
        <text:list-item>
          <text:p text:style-name="P13">index.html - Página inicial com botões de navegação</text:p>
        </text:list-item>
        <text:list-item>
          <text:p text:style-name="P13">cadastro.html - Formulário para cadastrar</text:p>
        </text:list-item>
        <text:list-item>
          <text:p text:style-name="P13">listagem.html - Tabela para listar</text:p>
        </text:list-item>
      </text:list>
      <text:p text:style-name="Horizontal_20_Line"/>
      <text:list text:style-name="L13">
        <text:list-item>
          <text:p text:style-name="P15">Caminho dos endpoints</text:p>
        </text:list-item>
      </text:list>
      <text:list text:style-name="L14">
        <text:list-item>
          <text:p text:style-name="P16"><text:soft-page-break/>Base: http://localhost:8080/exemplo-webapi</text:p>
        </text:list-item>
        <text:list-item>
          <text:p text:style-name="P16">Cadastrar: POST /exemplo-webapi/usuarios</text:p>
        </text:list-item>
        <text:list-item>
          <text:p text:style-name="P16">Listar: GET /exemplo-webapi/usuarios</text:p>
        </text:list-item>
      </text:list>
      <text:p text:style-name="Horizontal_20_Line"/>
      <text:list text:style-name="L15">
        <text:list-item>
          <text:p text:style-name="P17">Por que usar Jakarta EE? O JAX-RS é o padrão Java para criar APIs REST. Permite criar endpoints de forma simples usando anotações como @GET, @POST, @Path, sem precisar de código boilerplate.</text:p>
        </text:list-item>
      </text:list>
      <text:p text:style-name="Horizontal_20_Line"/>
      <text:p text:style-name="Text_20_body">Essa é a estrutura completa: API simples, armazenamento em memória, interface web limpa. Um projeto direto ao ponto que demonstra o conceito de Web API com integração frontend.</text:p>
      <text:p text:style-name="P18"/>
      <text:p text:style-name="Text_20_body">"A API (backend) processa os dados e o frontend (HTML) exibe as camadas de interação com o usuário"<text:line-break/>Isso Resume bem a arquitetura:<text:line-break/>Camada<text:tab/>Responsabilidade<text:line-break/>Backend (API)<text:tab/>Processa dados (lógica, regras, armazenamento em memória)<text:line-break/>Frontend (HTML)<text:tab/>Interface com o usuário (telas, formulários, tabela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19:47:51.378756700</meta:creation-date>
    <dc:date>2026-04-13T21:20:36.523126800</dc:date>
    <meta:editing-duration>PT1H6M51S</meta:editing-duration>
    <meta:editing-cycles>5</meta:editing-cycles>
    <meta:generator>LibreOffice/26.2.2.2$Windows_X86_64 LibreOffice_project/1f77d10d6938fd34972958f64b2bcfa54f8b1ba5</meta:generator>
    <meta:document-statistic meta:table-count="0" meta:image-count="0" meta:object-count="0" meta:page-count="3" meta:paragraph-count="56" meta:word-count="472" meta:character-count="3152" meta:non-whitespace-character-count="2560"/>
  </office:meta>
</office:document-meta>
</file>